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5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52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6e6e6" fo:border="0.06pt solid 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b3b3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c0c0c0" fo:border="0.06pt solid #000000"/>
    </style:style>
    <style:style style:name="ce14" style:family="table-cell" style:parent-style-name="Default">
      <style:table-cell-properties fo:background-color="#b3b3b3" fo:border="0.06pt solid #000000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 style:protect="position size"/>
    </style:style>
    <style:style style:name="gr3" style:family="graphic">
      <style:graphic-properties draw:stroke="none" draw:fill="none" draw:fill-color="#ffff00" draw:ole-draw-aspect="1" style:protect="position siz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tep 1" table:style-name="ta1">
        <table:shapes>
          <draw:frame draw:z-index="0" draw:style-name="gr1" svg:width="15.999cm" svg:height="8.999cm" svg:x="8.683cm" svg:y="1.152cm">
            <draw:object draw:notify-on-update-of-ranges="'Step 1'.C4:'Step 1'.C30 'Step 1'.B4:'Step 1'.B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et Current to <text:span text:style-name="T1">ZERO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V Sets</text:p>
          </table:table-cell>
          <table:table-cell table:style-name="ce2" office:value-type="string" calcext:value-type="string">
            <text:p>V Readed</text:p>
          </table:table-cell>
        </table:table-row>
        <table:table-row table:style-name="ro2">
          <table:table-cell/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055" calcext:value-type="float">
            <text:p>0,0055</text:p>
          </table:table-cell>
        </table:table-row>
        <table:table-row table:style-name="ro2">
          <table:table-cell/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014" calcext:value-type="float">
            <text:p>0,014</text:p>
          </table:table-cell>
        </table:table-row>
        <table:table-row table:style-name="ro2">
          <table:table-cell/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039" calcext:value-type="float">
            <text:p>0,039</text:p>
          </table:table-cell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805" calcext:value-type="float">
            <text:p>0,0805</text:p>
          </table:table-cell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.1635" calcext:value-type="float">
            <text:p>0,1635</text:p>
          </table:table-cell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0.247" calcext:value-type="float">
            <text:p>0,247</text:p>
          </table:table-cell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0.33" calcext:value-type="float">
            <text:p>0,33</text:p>
          </table:table-cell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0.4135" calcext:value-type="float">
            <text:p>0,4135</text:p>
          </table:table-cell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.496" calcext:value-type="float">
            <text:p>0,496</text:p>
          </table:table-cell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0.5795" calcext:value-type="float">
            <text:p>0,5795</text:p>
          </table:table-cell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.6625" calcext:value-type="float">
            <text:p>0,6625</text:p>
          </table:table-cell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0.746" calcext:value-type="float">
            <text:p>0,746</text:p>
          </table:table-cell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8295" calcext:value-type="float">
            <text:p>0,8295</text:p>
          </table:table-cell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9125" calcext:value-type="float">
            <text:p>0,9125</text:p>
          </table:table-cell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9955" calcext:value-type="float">
            <text:p>0,9955</text:p>
          </table:table-cell>
        </table:table-row>
        <table:table-row table:style-name="ro2"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.079" calcext:value-type="float">
            <text:p>1,079</text:p>
          </table:table-cell>
        </table:table-row>
        <table:table-row table:style-name="ro2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1625" calcext:value-type="float">
            <text:p>1,1625</text:p>
          </table:table-cell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.2455" calcext:value-type="float">
            <text:p>1,2455</text:p>
          </table:table-cell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.3285" calcext:value-type="float">
            <text:p>1,3285</text:p>
          </table:table-cell>
        </table:table-row>
        <table:table-row table:style-name="ro2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.4115" calcext:value-type="float">
            <text:p>1,4115</text:p>
          </table:table-cell>
        </table:table-row>
        <table:table-row table:style-name="ro2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4955" calcext:value-type="float">
            <text:p>1,4955</text:p>
          </table:table-cell>
        </table:table-row>
        <table:table-row table:style-name="ro2"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5785" calcext:value-type="float">
            <text:p>1,5785</text:p>
          </table:table-cell>
        </table:table-row>
        <table:table-row table:style-name="ro2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.6615" calcext:value-type="float">
            <text:p>1,6615</text:p>
          </table:table-cell>
        </table:table-row>
        <table:table-row table:style-name="ro2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float" office:value="1.745" calcext:value-type="float">
            <text:p>1,745</text:p>
          </table:table-cell>
        </table:table-row>
        <table:table-row table:style-name="ro2"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.8275" calcext:value-type="float">
            <text:p>1,8275</text:p>
          </table:table-cell>
        </table:table-row>
        <table:table-row table:style-name="ro2">
          <table:table-cell/>
          <table:table-cell table:style-name="ce6" office:value-type="float" office:value="23" calcext:value-type="float">
            <text:p>23</text:p>
          </table:table-cell>
          <table:table-cell table:style-name="ce6" office:value-type="float" office:value="1.9115" calcext:value-type="float">
            <text:p>1,9115</text:p>
          </table:table-cell>
        </table:table-row>
        <table:table-row table:style-name="ro2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.9945" calcext:value-type="float">
            <text:p>1,9945</text:p>
          </table:table-cell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tep 2" table:style-name="ta1">
        <table:shapes>
          <draw:frame draw:z-index="0" draw:style-name="gr2" svg:width="15.999cm" svg:height="8.999cm" svg:x="12.374cm" svg:y="0.719cm">
            <draw:object draw:notify-on-update-of-ranges="'Step 2'.D4:'Step 2'.D22 'Step 2'.C4:'Step 2'.C2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2" table:default-cell-style-name="ce6"/>
        <table:table-column table:style-name="co4" table:default-cell-style-name="ce6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Set Voltage Source to <text:span text:style-name="T1">5V</text:span></text:p>
          </table:table-cell>
          <table:table-cell table:style-name="ce8" table:number-columns-repeated="102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A Amp-Meter</text:p>
          </table:table-cell>
          <table:table-cell table:style-name="ce10" office:value-type="string" calcext:value-type="string">
            <text:p>A Readed on LC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035" calcext:value-type="float">
            <text:p>0,03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.116" calcext:value-type="float">
            <text:p>0,116</text:p>
          </table:table-cell>
          <table:table-cell office:value-type="float" office:value="0.093" calcext:value-type="float">
            <text:p>0,09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0.305" calcext:value-type="float">
            <text:p>0,305</text:p>
          </table:table-cell>
          <table:table-cell table:style-name="ce5" office:value-type="float" office:value="0.297" calcext:value-type="float">
            <text:p>0,29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.508" calcext:value-type="float">
            <text:p>0,508</text:p>
          </table:table-cell>
          <table:table-cell office:value-type="float" office:value="0.507" calcext:value-type="float">
            <text:p>0,50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0.802" calcext:value-type="float">
            <text:p>0,802</text:p>
          </table:table-cell>
          <table:table-cell table:style-name="ce5" office:value-type="float" office:value="0.815" calcext:value-type="float">
            <text:p>0,8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.034" calcext:value-type="float">
            <text:p>1,034</text:p>
          </table:table-cell>
          <table:table-cell office:value-type="float" office:value="1.055" calcext:value-type="float">
            <text:p>1,0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1.403" calcext:value-type="float">
            <text:p>1,403</text:p>
          </table:table-cell>
          <table:table-cell table:style-name="ce5" office:value-type="float" office:value="1.439" calcext:value-type="float">
            <text:p>1,439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.802" calcext:value-type="float">
            <text:p>1,802</text:p>
          </table:table-cell>
          <table:table-cell office:value-type="float" office:value="1.855" calcext:value-type="float">
            <text:p>1,8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2.016" calcext:value-type="float">
            <text:p>2,016</text:p>
          </table:table-cell>
          <table:table-cell table:style-name="ce5" office:value-type="float" office:value="2.079" calcext:value-type="float">
            <text:p>2,079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.401" calcext:value-type="float">
            <text:p>2,401</text:p>
          </table:table-cell>
          <table:table-cell office:value-type="float" office:value="2.479" calcext:value-type="float">
            <text:p>2,4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2.817" calcext:value-type="float">
            <text:p>2,817</text:p>
          </table:table-cell>
          <table:table-cell table:style-name="ce5" office:value-type="float" office:value="2.91" calcext:value-type="float">
            <text:p>2,9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.012" calcext:value-type="float">
            <text:p>3,012</text:p>
          </table:table-cell>
          <table:table-cell office:value-type="float" office:value="3.116" calcext:value-type="float">
            <text:p>3,1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4.024" calcext:value-type="float">
            <text:p>4,024</text:p>
          </table:table-cell>
          <table:table-cell table:style-name="ce5" office:value-type="float" office:value="4.17" calcext:value-type="float">
            <text:p>4,1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4.501" calcext:value-type="float">
            <text:p>4,501</text:p>
          </table:table-cell>
          <table:table-cell office:value-type="float" office:value="4.669" calcext:value-type="float">
            <text:p>4,6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5.014" calcext:value-type="float">
            <text:p>5,014</text:p>
          </table:table-cell>
          <table:table-cell table:style-name="ce5" office:value-type="float" office:value="5.205" calcext:value-type="float">
            <text:p>5,20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6.015" calcext:value-type="float">
            <text:p>6,015</text:p>
          </table:table-cell>
          <table:table-cell office:value-type="float" office:value="6.246" calcext:value-type="float">
            <text:p>6,24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.071" calcext:value-type="float">
            <text:p>7,071</text:p>
          </table:table-cell>
          <table:table-cell office:value-type="float" office:value="7.349" calcext:value-type="float">
            <text:p>7,34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float" office:value="7.512" calcext:value-type="float">
            <text:p>7,512</text:p>
          </table:table-cell>
          <table:table-cell table:style-name="ce5" office:value-type="float" office:value="7.802" calcext:value-type="float">
            <text:p>7,802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7.686" calcext:value-type="float">
            <text:p>7,686</text:p>
          </table:table-cell>
          <table:table-cell office:value-type="float" office:value="7.984" calcext:value-type="float">
            <text:p>7,984</text:p>
          </table:table-cell>
          <table:table-cell table:number-columns-repeated="1020"/>
        </table:table-row>
      </table:table>
      <table:table table:name="Step 3" table:style-name="ta1">
        <table:shapes>
          <draw:frame draw:z-index="0" draw:style-name="gr3" svg:width="15.999cm" svg:height="8.999cm" svg:x="10.911cm" svg:y="0.835cm">
            <draw:object draw:notify-on-update-of-ranges="'Step 3'.D4:'Step 3'.D53 'Step 3'.C4:'Step 3'.C5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table:style-name="ce11" office:value-type="string" calcext:value-type="string">
            <text:p>User an <text:span text:style-name="T1">Amp-Meter</text:span>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2" office:value-type="string" calcext:value-type="string">
            <text:p>Steps</text:p>
          </table:table-cell>
          <table:table-cell table:style-name="ce12" office:value-type="string" calcext:value-type="string">
            <text:p>mA</text:p>
          </table:table-cell>
        </table:table-row>
        <table:table-row table:style-name="ro2"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3.33" calcext:value-type="float">
            <text:p>3,33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.92" calcext:value-type="float">
            <text:p>6,92</text:p>
          </table:table-cell>
        </table:table-row>
        <table:table-row table:style-name="ro3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45" calcext:value-type="float">
            <text:p>10,45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3.95" calcext:value-type="float">
            <text:p>63,9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1.83" calcext:value-type="float">
            <text:p>81,83</text:p>
          </table:table-cell>
        </table:table-row>
        <table:table-row table:style-name="ro2">
          <table:table-cell table:number-columns-repeated="2"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19.2" calcext:value-type="float">
            <text:p>119,2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9.55" calcext:value-type="float">
            <text:p>139,55</text:p>
          </table:table-cell>
        </table:table-row>
        <table:table-row table:style-name="ro3">
          <table:table-cell table:number-columns-repeated="2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79.74" calcext:value-type="float">
            <text:p>179,74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64.88" calcext:value-type="float">
            <text:p>364,88</text:p>
          </table:table-cell>
        </table:table-row>
        <table:table-row table:style-name="ro2">
          <table:table-cell table:number-columns-repeated="2"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554" calcext:value-type="float">
            <text:p>554</text:p>
          </table:table-cell>
        </table:table-row>
        <table:table-row table:style-name="ro2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table:number-columns-repeated="2"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941" calcext:value-type="float">
            <text:p>941</text:p>
          </table:table-cell>
        </table:table-row>
        <table:table-row table:style-name="ro2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</table:table-row>
        <table:table-row table:style-name="ro3">
          <table:table-cell table:number-columns-repeated="2"/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1322" calcext:value-type="float">
            <text:p>1322</text:p>
          </table:table-cell>
        </table:table-row>
        <table:table-row table:style-name="ro3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517" calcext:value-type="float">
            <text:p>1517</text:p>
          </table:table-cell>
        </table:table-row>
        <table:table-row table:style-name="ro2">
          <table:table-cell table:number-columns-repeated="2"/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1713" calcext:value-type="float">
            <text:p>1713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902" calcext:value-type="float">
            <text:p>1902</text:p>
          </table:table-cell>
        </table:table-row>
        <table:table-row table:style-name="ro3">
          <table:table-cell table:number-columns-repeated="2"/>
          <table:table-cell table:style-name="ce13" office:value-type="float" office:value="1100" calcext:value-type="float">
            <text:p>1100</text:p>
          </table:table-cell>
          <table:table-cell table:style-name="ce13" office:value-type="float" office:value="2092" calcext:value-type="float">
            <text:p>2092</text:p>
          </table:table-cell>
        </table:table-row>
        <table:table-row table:style-name="ro2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283" calcext:value-type="float">
            <text:p>2283</text:p>
          </table:table-cell>
        </table:table-row>
        <table:table-row table:style-name="ro3">
          <table:table-cell table:number-columns-repeated="2"/>
          <table:table-cell table:style-name="ce13" office:value-type="float" office:value="1300" calcext:value-type="float">
            <text:p>1300</text:p>
          </table:table-cell>
          <table:table-cell table:style-name="ce13" office:value-type="float" office:value="2479" calcext:value-type="float">
            <text:p>2479</text:p>
          </table:table-cell>
        </table:table-row>
        <table:table-row table:style-name="ro3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3">
          <table:table-cell table:number-columns-repeated="2"/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858" calcext:value-type="float">
            <text:p>2858</text:p>
          </table:table-cell>
        </table:table-row>
        <table:table-row table:style-name="ro3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3051" calcext:value-type="float">
            <text:p>3051</text:p>
          </table:table-cell>
        </table:table-row>
        <table:table-row table:style-name="ro3">
          <table:table-cell table:number-columns-repeated="2"/>
          <table:table-cell table:style-name="ce13" office:value-type="float" office:value="1700" calcext:value-type="float">
            <text:p>1700</text:p>
          </table:table-cell>
          <table:table-cell table:style-name="ce13" office:value-type="float" office:value="3242" calcext:value-type="float">
            <text:p>3242</text:p>
          </table:table-cell>
        </table:table-row>
        <table:table-row table:style-name="ro3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3434" calcext:value-type="float">
            <text:p>3434</text:p>
          </table:table-cell>
        </table:table-row>
        <table:table-row table:style-name="ro3">
          <table:table-cell table:number-columns-repeated="2"/>
          <table:table-cell table:style-name="ce13" office:value-type="float" office:value="1900" calcext:value-type="float">
            <text:p>1900</text:p>
          </table:table-cell>
          <table:table-cell table:style-name="ce13" office:value-type="float" office:value="3623" calcext:value-type="float">
            <text:p>3623</text:p>
          </table:table-cell>
        </table:table-row>
        <table:table-row table:style-name="ro3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815" calcext:value-type="float">
            <text:p>3815</text:p>
          </table:table-cell>
        </table:table-row>
        <table:table-row table:style-name="ro3">
          <table:table-cell table:number-columns-repeated="2"/>
          <table:table-cell table:style-name="ce13" office:value-type="float" office:value="2100" calcext:value-type="float">
            <text:p>2100</text:p>
          </table:table-cell>
          <table:table-cell table:style-name="ce13" office:value-type="float" office:value="4006" calcext:value-type="float">
            <text:p>4006</text:p>
          </table:table-cell>
        </table:table-row>
        <table:table-row table:style-name="ro3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4198" calcext:value-type="float">
            <text:p>4198</text:p>
          </table:table-cell>
        </table:table-row>
        <table:table-row table:style-name="ro3">
          <table:table-cell table:number-columns-repeated="2"/>
          <table:table-cell table:style-name="ce13" office:value-type="float" office:value="2300" calcext:value-type="float">
            <text:p>2300</text:p>
          </table:table-cell>
          <table:table-cell table:style-name="ce13" office:value-type="float" office:value="4387" calcext:value-type="float">
            <text:p>4387</text:p>
          </table:table-cell>
        </table:table-row>
        <table:table-row table:style-name="ro3"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4577" calcext:value-type="float">
            <text:p>4577</text:p>
          </table:table-cell>
        </table:table-row>
        <table:table-row table:style-name="ro3">
          <table:table-cell table:number-columns-repeated="2"/>
          <table:table-cell table:style-name="ce13" office:value-type="float" office:value="2500" calcext:value-type="float">
            <text:p>2500</text:p>
          </table:table-cell>
          <table:table-cell table:style-name="ce13" office:value-type="float" office:value="4770" calcext:value-type="float">
            <text:p>4770</text:p>
          </table:table-cell>
        </table:table-row>
        <table:table-row table:style-name="ro2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4959" calcext:value-type="float">
            <text:p>4959</text:p>
          </table:table-cell>
        </table:table-row>
        <table:table-row table:style-name="ro2">
          <table:table-cell table:number-columns-repeated="2"/>
          <table:table-cell table:style-name="ce13" office:value-type="float" office:value="2700" calcext:value-type="float">
            <text:p>2700</text:p>
          </table:table-cell>
          <table:table-cell table:style-name="ce13" office:value-type="float" office:value="5147" calcext:value-type="float">
            <text:p>5147</text:p>
          </table:table-cell>
        </table:table-row>
        <table:table-row table:style-name="ro2"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5340" calcext:value-type="float">
            <text:p>5340</text:p>
          </table:table-cell>
        </table:table-row>
        <table:table-row table:style-name="ro2">
          <table:table-cell table:number-columns-repeated="2"/>
          <table:table-cell table:style-name="ce13" office:value-type="float" office:value="2900" calcext:value-type="float">
            <text:p>2900</text:p>
          </table:table-cell>
          <table:table-cell table:style-name="ce13" office:value-type="float" office:value="5534" calcext:value-type="float">
            <text:p>5534</text:p>
          </table:table-cell>
        </table:table-row>
        <table:table-row table:style-name="ro2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725" calcext:value-type="float">
            <text:p>5725</text:p>
          </table:table-cell>
        </table:table-row>
        <table:table-row table:style-name="ro2">
          <table:table-cell table:number-columns-repeated="2"/>
          <table:table-cell table:style-name="ce13" office:value-type="float" office:value="3100" calcext:value-type="float">
            <text:p>3100</text:p>
          </table:table-cell>
          <table:table-cell table:style-name="ce13" office:value-type="float" office:value="5919" calcext:value-type="float">
            <text:p>5919</text:p>
          </table:table-cell>
        </table:table-row>
        <table:table-row table:style-name="ro2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6112" calcext:value-type="float">
            <text:p>6112</text:p>
          </table:table-cell>
        </table:table-row>
        <table:table-row table:style-name="ro2">
          <table:table-cell table:number-columns-repeated="2"/>
          <table:table-cell table:style-name="ce13" office:value-type="float" office:value="3300" calcext:value-type="float">
            <text:p>3300</text:p>
          </table:table-cell>
          <table:table-cell table:style-name="ce13" office:value-type="float" office:value="6303" calcext:value-type="float">
            <text:p>6303</text:p>
          </table:table-cell>
        </table:table-row>
        <table:table-row table:style-name="ro2"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6499" calcext:value-type="float">
            <text:p>6499</text:p>
          </table:table-cell>
        </table:table-row>
        <table:table-row table:style-name="ro2">
          <table:table-cell table:number-columns-repeated="2"/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6692" calcext:value-type="float">
            <text:p>6692</text:p>
          </table:table-cell>
        </table:table-row>
        <table:table-row table:style-name="ro2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6883" calcext:value-type="float">
            <text:p>6883</text:p>
          </table:table-cell>
        </table:table-row>
        <table:table-row table:style-name="ro2">
          <table:table-cell table:number-columns-repeated="2"/>
          <table:table-cell table:style-name="ce13" office:value-type="float" office:value="3700" calcext:value-type="float">
            <text:p>3700</text:p>
          </table:table-cell>
          <table:table-cell table:style-name="ce13" office:value-type="float" office:value="7075" calcext:value-type="float">
            <text:p>7075</text:p>
          </table:table-cell>
        </table:table-row>
        <table:table-row table:style-name="ro3"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7266" calcext:value-type="float">
            <text:p>7266</text:p>
          </table:table-cell>
        </table:table-row>
        <table:table-row table:style-name="ro2">
          <table:table-cell table:number-columns-repeated="2"/>
          <table:table-cell table:style-name="ce13" office:value-type="float" office:value="3900" calcext:value-type="float">
            <text:p>3900</text:p>
          </table:table-cell>
          <table:table-cell table:style-name="ce13" office:value-type="float" office:value="7458" calcext:value-type="float">
            <text:p>7458</text:p>
          </table:table-cell>
        </table:table-row>
        <table:table-row table:style-name="ro2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649" calcext:value-type="float">
            <text:p>7649</text:p>
          </table:table-cell>
        </table:table-row>
        <table:table-row table:style-name="ro2">
          <table:table-cell table:number-columns-repeated="2"/>
          <table:table-cell table:style-name="ce14" office:value-type="float" office:value="4050" calcext:value-type="float">
            <text:p>4050</text:p>
          </table:table-cell>
          <table:table-cell table:style-name="ce14" office:value-type="float" office:value="7747" calcext:value-type="float">
            <text:p>7747</text:p>
          </table:table-cell>
        </table:table-row>
        <table:table-row table:style-name="ro2">
          <table:table-cell table:number-columns-repeated="2"/>
          <table:table-cell office:value-type="float" office:value="4095" calcext:value-type="float">
            <text:p>4095</text:p>
          </table:table-cell>
          <table:table-cell office:value-type="float" office:value="7831" calcext:value-type="float">
            <text:p>7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8:19:18.211555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2-14T12:31:06</meta:creation-date>
    <dc:date>2014-12-21T18:25:53.371732917</dc:date>
    <meta:editing-duration>P4DT50M7S</meta:editing-duration>
    <meta:editing-cycles>35</meta:editing-cycles>
    <meta:generator>LibreOffice/4.2.7.2$Linux_X86_64 LibreOffice_project/420m0$Build-2</meta:generator>
    <meta:document-statistic meta:table-count="3" meta:cell-count="201" meta:object-count="3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Step 3'.C4:'Step 3'.D53" svg:x="0.32cm" svg:y="0.18cm" svg:width="10.92cm" svg:height="8.64cm">
          <chartooo:coordinate-region svg:x="1.312cm" svg:y="0.38cm" svg:width="9.5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3'.C4:'Step 3'.C53" chart:class="chart:scatter">
            <chart:domain table:cell-range-address="'Step 3'.D4:'Step 3'.D53"/>
            <chart:regression-curve chart:style-name="ch7">
              <chart:equation chart:display-equation="true" chart:display-r-square="tru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">
                <text:p>3.33</text:p>
                <draw:g>
                  <svg:desc>'Step 3'.D4:'Step 3'.D53</svg:desc>
                </draw:g>
              </table:table-cell>
              <table:table-cell office:value-type="float" office:value="6">
                <text:p>6</text:p>
                <draw:g>
                  <svg:desc>'Step 3'.C4:'Step 3'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2">
                <text:p>6.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5">
                <text:p>10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3">
                <text:p>28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95">
                <text:p>63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83">
                <text:p>81.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2">
                <text:p>119.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.55">
                <text:p>139.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.74">
                <text:p>179.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.88">
                <text:p>364.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">
                <text:p>5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8">
                <text:p>7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1">
                <text:p>9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2">
                <text:p>11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2">
                <text:p>132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7">
                <text:p>15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3">
                <text:p>17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2">
                <text:p>1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2">
                <text:p>209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3">
                <text:p>228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9">
                <text:p>247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0">
                <text:p>26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8">
                <text:p>28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1">
                <text:p>305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2">
                <text:p>32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4">
                <text:p>343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3">
                <text:p>362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15">
                <text:p>38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6">
                <text:p>400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8">
                <text:p>419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87">
                <text:p>438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77">
                <text:p>4577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70">
                <text:p>477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9">
                <text:p>4959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47">
                <text:p>514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0">
                <text:p>53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34">
                <text:p>553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25">
                <text:p>572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19">
                <text:p>591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12">
                <text:p>61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3">
                <text:p>630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99">
                <text:p>649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92">
                <text:p>66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3">
                <text:p>6883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75">
                <text:p>707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66">
                <text:p>7266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58">
                <text:p>745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49">
                <text:p>76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47">
                <text:p>7747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31">
                <text:p>7831</text:p>
              </table:table-cell>
              <table:table-cell office:value-type="float" office:value="4095">
                <text:p>40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Step 1'.B4:'Step 1'.C30" svg:x="0.32cm" svg:y="0.18cm" svg:width="10.92cm" svg:height="8.64cm">
          <chartooo:coordinate-region svg:x="0.941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1'.B4:'Step 1'.B30" chart:class="chart:scatter">
            <chart:domain table:cell-range-address="'Step 1'.C4:'Step 1'.C30"/>
            <chart:regression-curve chart:style-name="ch7">
              <chart:equation chart:display-equation="true" chart:display-r-square="true"/>
            </chart:regression-curve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5">
                <text:p>0.0055</text:p>
                <draw:g>
                  <svg:desc>'Step 1'.C4:'Step 1'.C30</svg:desc>
                </draw:g>
              </table:table-cell>
              <table:table-cell office:value-type="float" office:value="0.1">
                <text:p>0.1</text:p>
                <draw:g>
                  <svg:desc>'Step 1'.B4:'Step 1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">
                <text:p>0.0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5">
                <text:p>0.0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5">
                <text:p>0.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">
                <text:p>0.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5">
                <text:p>0.4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6">
                <text:p>0.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5">
                <text:p>0.57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25">
                <text:p>0.6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6">
                <text:p>0.7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95">
                <text:p>0.8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5">
                <text:p>0.9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5">
                <text:p>0.9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9">
                <text:p>1.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25">
                <text:p>1.1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455">
                <text:p>1.2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85">
                <text:p>1.3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15">
                <text:p>1.4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55">
                <text:p>1.49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85">
                <text:p>1.57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615">
                <text:p>1.6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45">
                <text:p>1.7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75">
                <text:p>1.8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115">
                <text:p>1.9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945">
                <text:p>1.994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Step 2'.C4:'Step 2'.D22" svg:x="0.32cm" svg:y="0.18cm" svg:width="10.92cm" svg:height="8.64cm">
          <chartooo:coordinate-region svg:x="0.756cm" svg:y="0.379cm" svg:width="10.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2'.C4:'Step 2'.C22" chart:class="chart:scatter">
            <chart:domain table:cell-range-address="'Step 2'.D4:'Step 2'.D22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">
                <text:p>0.035</text:p>
                <draw:g>
                  <svg:desc>'Step 2'.D4:'Step 2'.D22</svg:desc>
                </draw:g>
              </table:table-cell>
              <table:table-cell office:value-type="float" office:value="0.05">
                <text:p>0.05</text:p>
                <draw:g>
                  <svg:desc>'Step 2'.C4:'Step 2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">
                <text:p>0.09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">
                <text:p>0.2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7">
                <text:p>0.507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">
                <text:p>0.815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5">
                <text:p>1.055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9">
                <text:p>1.439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5">
                <text:p>1.855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9">
                <text:p>2.079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79">
                <text:p>2.479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">
                <text:p>2.91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6">
                <text:p>3.116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7">
                <text:p>4.17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9">
                <text:p>4.669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5">
                <text:p>5.205</text:p>
              </table:table-cell>
              <table:table-cell office:value-type="float" office:value="5.014">
                <text:p>5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46">
                <text:p>6.24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49">
                <text:p>7.349</text:p>
              </table:table-cell>
              <table:table-cell office:value-type="float" office:value="7.071">
                <text:p>7.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02">
                <text:p>7.802</text:p>
              </table:table-cell>
              <table:table-cell office:value-type="float" office:value="7.512">
                <text:p>7.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84">
                <text:p>7.984</text:p>
              </table:table-cell>
              <table:table-cell office:value-type="float" office:value="7.686">
                <text:p>7.6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